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7" draw:layer="layout" svg:width="1cm" svg:height="1cm" svg:x="6.5cm" svg:y="10cm">
          <text:p text:style-name="P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1cm" svg:height="1cm" svg:x="3.204cm" svg:y="1.725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5" draw:layer="layout" svg:width="1cm" svg:height="1cm" svg:x="8cm" svg:y="3.5cm">
          <text:p text:style-name="P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" draw:layer="layout" svg:width="1cm" svg:height="1cm" svg:x="1.5cm" svg:y="10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id="id4" draw:layer="layout" svg:x1="2.5cm" svg:y1="10.5cm" svg:x2="2.5cm" svg:y2="10.5cm" draw:start-shape="id1" draw:end-shape="id1" svg:d="m2500 10500">
          <text:p text:style-name="P7"/>
        </draw:connector>
        <draw:connector draw:style-name="gr3" draw:text-style-name="P2" draw:layer="layout" draw:type="curve" svg:x1="1.645cm" svg:y1="10.145cm" svg:x2="2.353cm" svg:y2="10.145cm" draw:start-shape="id1" draw:start-glue-point="5" draw:end-shape="id1" draw:end-glue-point="11" svg:d="m1645 10145c0-967 708-967 708 0">
          <text:p text:style-name="P7"/>
        </draw:connector>
        <draw:connector draw:style-name="gr3" draw:text-style-name="P2" draw:layer="layout" draw:type="curve" svg:x1="1.645cm" svg:y1="10.853cm" svg:x2="2.353cm" svg:y2="10.853cm" draw:start-shape="id1" draw:start-glue-point="7" draw:end-shape="id1" draw:end-glue-point="9" svg:d="m1645 10853c-967 0-806 324-388 566s1096 404 1096-566">
          <text:p text:style-name="P7"/>
        </draw:connector>
        <draw:frame draw:style-name="gr4" draw:text-style-name="P4" draw:layer="layout" svg:width="0.976cm" svg:height="0.725cm" svg:x="1.024cm" svg:y="9cm">
          <draw:text-box>
            <text:p text:style-name="P3"><text:span text:style-name="T1">32</text:span></text:p>
          </draw:text-box>
        </draw:frame>
        <draw:frame draw:style-name="gr4" draw:text-style-name="P4" draw:layer="layout" svg:width="0.739cm" svg:height="0.725cm" svg:x="2.261cm" svg:y="11.275cm">
          <draw:text-box>
            <text:p text:style-name="P3"><text:span text:style-name="T1">9</text:span></text:p>
          </draw:text-box>
        </draw:frame>
        <draw:connector draw:style-name="gr3" draw:text-style-name="P2" draw:layer="layout" svg:x1="1.999cm" svg:y1="10cm" svg:x2="3.204cm" svg:y2="2.224cm" draw:start-shape="id1" draw:start-glue-point="4" draw:end-shape="id2" draw:end-glue-point="6" svg:d="m1999 10000v-7776h1205">
          <text:p text:style-name="P7"/>
        </draw:connector>
        <draw:frame draw:style-name="gr4" draw:text-style-name="P3" draw:layer="layout" svg:width="2.648cm" svg:height="0.725cm" svg:x="1.352cm" svg:y="4.5cm">
          <draw:text-box>
            <text:p text:style-name="P3"><text:span text:style-name="T1">[a..z A..Z _]</text:span></text:p>
          </draw:text-box>
        </draw:frame>
        <draw:connector draw:style-name="gr3" draw:text-style-name="P2" draw:layer="layout" draw:type="curve" svg:x1="4.057cm" svg:y1="1.87cm" svg:x2="3.349cm" svg:y2="1.87cm" draw:start-shape="id2" draw:start-glue-point="11" draw:end-shape="id2" draw:end-glue-point="5" svg:d="m4057 1870c0-967-708-967-708 0">
          <text:p text:style-name="P7"/>
        </draw:connector>
        <draw:frame draw:style-name="gr4" draw:layer="layout" svg:width="2.648cm" svg:height="0.725cm" svg:x="3.852cm" svg:y="1cm">
          <draw:text-box>
            <text:p text:style-name="P3"><text:span text:style-name="T1">[a..z A..Z _]</text:span></text:p>
          </draw:text-box>
        </draw:frame>
        <draw:custom-shape draw:style-name="gr5" draw:text-style-name="P2" draw:id="id3" draw:layer="layout" svg:width="1.5cm" svg:height="1.5cm" svg:x="11cm" svg:y="1.5cm">
          <text:p text:style-name="P1">3</text:p>
          <draw:enhanced-geometry svg:viewBox="0 0 21600 21600" draw:glue-points="10800 0 3160 3160 0 10800 3160 18440 10800 21600 18440 18440 21600 10800 18440 3160" draw:text-areas="3200 3200 18400 18400" draw:type="ring" draw:modifiers="5505.24737631184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2" draw:layer="layout" svg:x1="4.204cm" svg:y1="2.225cm" svg:x2="11cm" svg:y2="2.25cm" draw:start-shape="id2" draw:start-glue-point="1" draw:end-shape="id3" svg:d="m4204 2225h3398v25h3398">
          <text:p text:style-name="P7"/>
        </draw:connector>
        <draw:frame draw:style-name="gr4" draw:text-style-name="P4" draw:layer="layout" svg:width="3.592cm" svg:height="0.725cm" svg:x="6.784cm" svg:y="2.275cm">
          <draw:text-box>
            <text:p text:style-name="P3"><text:span text:style-name="T1">32 9 ; ( <text:s/>) =- + * /</text:span></text:p>
          </draw:text-box>
        </draw:frame>
        <draw:frame draw:style-name="gr4" draw:text-style-name="P6" draw:layer="layout" svg:width="1.065cm" svg:height="0.882cm" svg:x="14.435cm" svg:y="1.618cm">
          <draw:text-box>
            <text:p text:style-name="P5"><text:span text:style-name="T2">ID</text:span></text:p>
          </draw:text-box>
        </draw:frame>
        <draw:custom-shape draw:style-name="gr6" draw:text-style-name="P2" draw:layer="layout" svg:width="1cm" svg:height="0.5cm" svg:x="13cm" svg:y="2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3" draw:text-style-name="P2" draw:layer="layout" draw:line-skew="-1.75cm" svg:x1="2.5cm" svg:y1="10.5cm" svg:x2="8.499cm" svg:y2="4.5cm" draw:start-shape="id4" draw:start-glue-point="0" draw:end-shape="id5" draw:end-glue-point="8" svg:d="m2500 10500v-4750h5999v-1250">
          <text:p text:style-name="P7"/>
        </draw:connector>
        <draw:frame draw:style-name="gr4" draw:text-style-name="P4" draw:layer="layout" svg:width="1.45cm" svg:height="0.725cm" svg:x="4.55cm" svg:y="5cm">
          <draw:text-box>
            <text:p text:style-name="P3"><text:span text:style-name="T1">[1..9]</text:span></text:p>
          </draw:text-box>
        </draw:frame>
        <draw:connector draw:style-name="gr3" draw:text-style-name="P2" draw:layer="layout" draw:type="curve" svg:x1="3.204cm" svg:y1="2.224cm" svg:x2="4.057cm" svg:y2="2.578cm" draw:start-shape="id2" draw:start-glue-point="6" draw:end-shape="id2" draw:end-glue-point="9" svg:d="m3204 2224c-750 0-625 501-225 832s1078 492 1078-478">
          <text:p text:style-name="P7"/>
        </draw:connector>
        <draw:frame draw:style-name="gr4" draw:layer="layout" svg:width="1.51cm" svg:height="0.963cm" svg:x="3cm" svg:y="3.037cm">
          <draw:text-box>
            <text:p text:style-name="P7"><text:span text:style-name="T1">[1..9</text:span>]</text:p>
          </draw:text-box>
        </draw:frame>
        <draw:connector draw:style-name="gr3" draw:text-style-name="P2" draw:layer="layout" draw:type="curve" svg:x1="8cm" svg:y1="3.999cm" svg:x2="8.853cm" svg:y2="4.353cm" draw:start-shape="id5" draw:start-glue-point="6" draw:end-shape="id5" draw:end-glue-point="9" svg:d="m8000 3999c-750 0-625 501-225 832s1078 492 1078-478">
          <text:p text:style-name="P7"/>
        </draw:connector>
        <draw:frame draw:style-name="gr4" draw:text-style-name="P4" draw:layer="layout" svg:width="1.45cm" svg:height="0.725cm" svg:x="7cm" svg:y="3.5cm">
          <draw:text-box>
            <text:p text:style-name="P7"><text:span text:style-name="T1">[1..9]</text:span></text:p>
          </draw:text-box>
        </draw:frame>
        <draw:custom-shape draw:style-name="gr5" draw:text-style-name="P2" draw:id="id6" draw:layer="layout" svg:width="1.5cm" svg:height="1.5cm" svg:x="15.5cm" svg:y="3.5cm">
          <text:p text:style-name="P1">5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2" draw:layer="layout" svg:x1="9cm" svg:y1="3.999cm" svg:x2="15.5cm" svg:y2="4.25cm" draw:start-shape="id5" draw:start-glue-point="10" draw:end-shape="id6" svg:d="m9000 3999h3250v251h3250">
          <text:p text:style-name="P7"/>
        </draw:connector>
        <draw:frame draw:style-name="gr4" draw:text-style-name="P4" draw:layer="layout" svg:width="3.216cm" svg:height="0.725cm" svg:x="10.5cm" svg:y="4.275cm">
          <draw:text-box>
            <text:p text:style-name="P3"><text:span text:style-name="T1">32 9 ; ) =- + * /</text:span></text:p>
          </draw:text-box>
        </draw:frame>
        <draw:custom-shape draw:style-name="gr6" draw:text-style-name="P2" draw:layer="layout" svg:width="1.5cm" svg:height="1cm" svg:x="17.5cm" svg:y="4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2.974cm" svg:height="0.882cm" svg:x="16.5cm" svg:y="4.5cm">
          <draw:text-box>
            <text:p text:style-name="P5"><text:span text:style-name="T2">NOMBRE</text:span></text:p>
          </draw:text-box>
        </draw:frame>
        <draw:connector draw:style-name="gr3" draw:text-style-name="P2" draw:layer="layout" svg:x1="2.5cm" svg:y1="10.5cm" svg:x2="6.5cm" svg:y2="10.5cm" draw:start-shape="id1" draw:start-glue-point="1" draw:end-shape="id7" svg:d="m2500 10500h4000">
          <text:p text:style-name="P7"/>
        </draw:connector>
        <draw:frame draw:style-name="gr4" draw:layer="layout" svg:width="0.904cm" svg:height="0.963cm" svg:x="3.596cm" svg:y="10cm">
          <draw:text-box>
            <text:p text:style-name="P7">" </text:p>
          </draw:text-box>
        </draw:frame>
        <draw:connector draw:style-name="gr3" draw:text-style-name="P2" draw:layer="layout" draw:type="curve" draw:line-skew="0cm -0.321cm" svg:x1="6.645cm" svg:y1="10.145cm" svg:x2="7.5cm" svg:y2="10.499cm" draw:start-shape="id7" draw:start-glue-point="5" draw:end-shape="id7" draw:end-glue-point="10" svg:d="m6645 10145c0-967 517-806 798-476s325 830 57 830">
          <text:p text:style-name="P7"/>
        </draw:connector>
        <draw:frame draw:style-name="gr4" draw:text-style-name="P4" draw:layer="layout" svg:width="0.773cm" svg:height="0.725cm" svg:x="7cm" svg:y="8.775cm">
          <draw:text-box>
            <text:p text:style-name="P7"><text:span text:style-name="T1">!"</text:span></text:p>
          </draw:text-box>
        </draw:frame>
        <draw:custom-shape draw:style-name="gr6" draw:text-style-name="P2" draw:layer="layout" svg:width="1.5cm" svg:height="1cm" svg:x="16cm" svg:y="10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2.166cm" svg:height="0.882cm" svg:x="17.5cm" svg:y="10.118cm">
          <draw:text-box>
            <text:p text:style-name="P7"><text:span text:style-name="T2">chaine</text:span></text:p>
          </draw:text-box>
        </draw:frame>
        <draw:frame draw:style-name="gr4" draw:text-style-name="P4" draw:layer="layout" svg:width="0.654cm" svg:height="0.725cm" svg:x="8cm" svg:y="12cm">
          <draw:text-box>
            <text:p text:style-name="P7"><text:span text:style-name="T1">"</text:span></text:p>
          </draw:text-box>
        </draw:frame>
        <draw:custom-shape draw:style-name="gr1" draw:text-style-name="P2" draw:id="id8" draw:layer="layout" svg:width="1cm" svg:height="1cm" svg:x="10cm" svg:y="10.5cm">
          <text:p text:style-name="P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curve" svg:x1="6.999cm" svg:y1="11cm" svg:x2="10.499cm" svg:y2="11.5cm" draw:start-shape="id7" draw:start-glue-point="8" draw:end-shape="id8" draw:end-glue-point="8" svg:d="m6999 11000c0 1500 3500 1250 3500 500">
          <text:p text:style-name="P7"/>
        </draw:connector>
        <draw:connector draw:style-name="gr3" draw:text-style-name="P2" draw:layer="layout" draw:type="curve" svg:x1="10.499cm" svg:y1="10.5cm" svg:x2="7.5cm" svg:y2="10.499cm" draw:start-shape="id8" draw:start-glue-point="4" draw:end-shape="id7" draw:end-glue-point="10" svg:d="m10499 10500c0-750-875-625-1156-438s32 437-1843 437">
          <text:p text:style-name="P7"/>
        </draw:connector>
        <draw:frame draw:style-name="gr4" draw:text-style-name="P4" draw:layer="layout" svg:width="0.654cm" svg:height="0.725cm" svg:x="8.846cm" svg:y="9.775cm">
          <draw:text-box>
            <text:p text:style-name="P7"><text:span text:style-name="T1">"</text:span></text:p>
          </draw:text-box>
        </draw:frame>
        <draw:custom-shape draw:style-name="gr5" draw:text-style-name="P2" draw:id="id9" draw:layer="layout" svg:width="1.5cm" svg:height="1.5cm" svg:x="14cm" svg:y="10cm">
          <text:p text:style-name="P1">8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2" draw:layer="layout" svg:x1="11cm" svg:y1="11cm" svg:x2="14cm" svg:y2="10.749cm" draw:start-shape="id8" draw:start-glue-point="1" draw:end-shape="id9" draw:end-glue-point="6" svg:d="m11000 11000h1500v-251h1500">
          <text:p text:style-name="P7"/>
        </draw:connector>
        <draw:frame draw:style-name="gr4" draw:text-style-name="P4" draw:layer="layout" svg:width="1.827cm" svg:height="0.725cm" svg:x="11.673cm" svg:y="11cm">
          <draw:text-box>
            <text:p text:style-name="P3"><text:span text:style-name="T1">32 9 ; )</text:span></text:p>
          </draw:text-box>
        </draw:frame>
        <draw:custom-shape draw:style-name="gr1" draw:text-style-name="P2" draw:id="id10" draw:layer="layout" svg:width="1cm" svg:height="1cm" svg:x="5.5cm" svg:y="13.5cm">
          <text:p text:style-name="P1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svg:x1="1.999cm" svg:y1="11cm" svg:x2="5.5cm" svg:y2="13.999cm" draw:start-shape="id1" draw:start-glue-point="8" draw:end-shape="id10" draw:end-glue-point="6" svg:d="m1999 11000v2999h3501">
          <text:p text:style-name="P7"/>
        </draw:connector>
        <draw:custom-shape draw:style-name="gr1" draw:text-style-name="P8" draw:id="id11" draw:layer="layout" svg:width="1cm" svg:height="1cm" svg:x="5.5cm" svg:y="16cm">
          <text:p text:style-name="P1"><text:span text:style-name="T2">1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svg:x1="1.645cm" svg:y1="10.853cm" svg:x2="5.5cm" svg:y2="16.499cm" draw:start-shape="id1" draw:start-glue-point="7" draw:end-shape="id11" draw:end-glue-point="6" svg:d="m1645 10853h-645v5646h4500">
          <text:p text:style-name="P7"/>
        </draw:connector>
        <draw:frame draw:style-name="gr4" draw:layer="layout" svg:width="0.875cm" svg:height="0.963cm" svg:x="3cm" svg:y="13.037cm">
          <draw:text-box>
            <text:p text:style-name="P7">+</text:p>
          </draw:text-box>
        </draw:frame>
        <draw:frame draw:style-name="gr4" draw:layer="layout" svg:width="0.714cm" svg:height="0.963cm" svg:x="3.786cm" svg:y="15.537cm">
          <draw:text-box>
            <text:p text:style-name="P7">-</text:p>
          </draw:text-box>
        </draw:frame>
        <draw:connector draw:style-name="gr3" draw:text-style-name="P2" draw:layer="layout" svg:x1="1.5cm" svg:y1="10.499cm" svg:x2="5.5cm" svg:y2="19cm" draw:start-shape="id1" draw:start-glue-point="6" draw:end-shape="id12" draw:end-glue-point="3" svg:d="m1500 10499h-500v8501h4500">
          <text:p text:style-name="P7"/>
        </draw:connector>
        <draw:custom-shape draw:style-name="gr1" draw:text-style-name="P2" draw:id="id12" draw:layer="layout" svg:width="1cm" svg:height="1cm" svg:x="5.5cm" svg:y="18.5cm">
          <text:p text:style-name="P1">1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text-style-name="P7" draw:layer="layout" svg:width="0.68cm" svg:height="0.963cm" svg:x="3.5cm" svg:y="18cm">
          <draw:text-box>
            <text:p text:style-name="P7">/</text:p>
          </draw:text-box>
        </draw:frame>
        <draw:connector draw:style-name="gr3" draw:text-style-name="P2" draw:layer="layout" svg:x1="6.5cm" svg:y1="14cm" svg:x2="13.5cm" svg:y2="13.999cm" draw:start-shape="id10" draw:start-glue-point="1" draw:end-shape="id13" draw:end-glue-point="6" svg:d="m6500 14000h3500v-1h3500">
          <text:p text:style-name="P7"/>
        </draw:connector>
        <draw:frame draw:style-name="gr4" draw:text-style-name="P3" draw:layer="layout" svg:width="4.566cm" svg:height="0.725cm" svg:x="7.934cm" svg:y="13.275cm">
          <draw:text-box>
            <text:p text:style-name="P3"><text:span text:style-name="T1">[ a..z A..Z _ 1..9 32 ( ]</text:span></text:p>
          </draw:text-box>
        </draw:frame>
        <draw:custom-shape draw:style-name="gr5" draw:text-style-name="P2" draw:id="id13" draw:layer="layout" svg:width="2cm" svg:height="2cm" svg:x="13.5cm" svg:y="13cm">
          <text:p text:style-name="P1">10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2" draw:layer="layout" svg:width="1cm" svg:height="1cm" svg:x="16cm" svg:y="13.5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1.975cm" svg:height="0.882cm" svg:x="17.5cm" svg:y="13.5cm">
          <draw:text-box>
            <text:p text:style-name="P5"><text:span text:style-name="T2">PLUS</text:span></text:p>
          </draw:text-box>
        </draw:frame>
        <draw:custom-shape draw:style-name="gr5" draw:text-style-name="P2" draw:id="id14" draw:layer="layout" svg:width="2cm" svg:height="2cm" svg:x="13.5cm" svg:y="15.5cm">
          <text:p text:style-name="P1">12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2" draw:layer="layout" svg:x1="6.5cm" svg:y1="16.499cm" svg:x2="13.5cm" svg:y2="16.499cm" draw:start-shape="id11" draw:start-glue-point="10" draw:end-shape="id14" draw:end-glue-point="6" svg:d="m6500 16499h7000">
          <text:p text:style-name="P7"/>
        </draw:connector>
        <draw:frame draw:style-name="gr4" draw:text-style-name="P3" draw:layer="layout" svg:width="4.566cm" svg:height="0.725cm" svg:x="7.434cm" svg:y="15.775cm">
          <draw:text-box>
            <text:p text:style-name="P3"><text:span text:style-name="T1">[ a..z A..Z _ 1..9 32 ( ]</text:span></text:p>
          </draw:text-box>
        </draw:frame>
        <draw:custom-shape draw:style-name="gr6" draw:text-style-name="P2" draw:layer="layout" svg:width="1cm" svg:height="1cm" svg:x="16cm" svg:y="16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2.348cm" svg:height="0.882cm" svg:x="17.152cm" svg:y="16.118cm">
          <draw:text-box>
            <text:p text:style-name="P7"><text:span text:style-name="T2">MOINS</text:span></text:p>
          </draw:text-box>
        </draw:frame>
        <draw:frame draw:style-name="gr4" draw:text-style-name="P3" draw:layer="layout" svg:width="4.566cm" svg:height="0.725cm" svg:x="6.934cm" svg:y="18.275cm">
          <draw:text-box>
            <text:p text:style-name="P3"><text:span text:style-name="T1">[ a..z A..Z _ 1..9 32 ( ]</text:span></text:p>
          </draw:text-box>
        </draw:frame>
        <draw:custom-shape draw:style-name="gr5" draw:text-style-name="P2" draw:id="id15" draw:layer="layout" svg:width="2cm" svg:height="2cm" svg:x="13.5cm" svg:y="18cm">
          <text:p text:style-name="P1">14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2" draw:layer="layout" svg:x1="6.5cm" svg:y1="18.999cm" svg:x2="13.5cm" svg:y2="18.999cm" draw:start-shape="id12" draw:start-glue-point="10" draw:end-shape="id15" draw:end-glue-point="6" svg:d="m6500 18999h7000">
          <text:p text:style-name="P7"/>
        </draw:connector>
        <draw:custom-shape draw:style-name="gr1" draw:text-style-name="P10" draw:id="id16" draw:layer="layout" svg:width="1cm" svg:height="1cm" svg:x="3cm" svg:y="21cm">
          <text:p text:style-name="P9"><text:span text:style-name="T3">1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svg:x1="1.645cm" svg:y1="10.853cm" svg:x2="3cm" svg:y2="21.499cm" draw:start-shape="id1" draw:start-glue-point="7" draw:end-shape="id16" draw:end-glue-point="6" svg:d="m1645 10853h-645v10646h2000">
          <text:p text:style-name="P7"/>
        </draw:connector>
        <draw:frame draw:style-name="gr4" draw:layer="layout" svg:width="0.875cm" svg:height="0.963cm" svg:x="1.625cm" svg:y="20.537cm">
          <draw:text-box>
            <text:p text:style-name="P7">&lt;</text:p>
          </draw:text-box>
        </draw:frame>
        <draw:custom-shape draw:style-name="gr1" draw:text-style-name="P2" draw:id="id18" draw:layer="layout" svg:width="1cm" svg:height="1cm" svg:x="7cm" svg:y="22.5cm">
          <text:p text:style-name="P1">1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svg:x1="3.499cm" svg:y1="21cm" svg:x2="9.5cm" svg:y2="20.5cm" draw:start-shape="id16" draw:start-glue-point="4" draw:end-shape="id17" svg:d="m3499 21000v-500h6001">
          <text:p text:style-name="P7"/>
        </draw:connector>
        <draw:connector draw:style-name="gr3" draw:text-style-name="P2" draw:layer="layout" svg:x1="3.499cm" svg:y1="22cm" svg:x2="7cm" svg:y2="22.999cm" draw:start-shape="id16" draw:start-glue-point="8" draw:end-shape="id18" draw:end-glue-point="6" svg:d="m3499 22000v999h3501">
          <text:p text:style-name="P7"/>
        </draw:connector>
        <draw:frame draw:style-name="gr4" draw:text-style-name="P3" draw:layer="layout" svg:width="4.566cm" svg:height="0.725cm" svg:x="4cm" svg:y="19.775cm">
          <draw:text-box>
            <text:p text:style-name="P3"><text:span text:style-name="T1">[ a..z A..Z _ 1..9 32 ( ]</text:span></text:p>
          </draw:text-box>
        </draw:frame>
        <draw:frame draw:style-name="gr4" draw:layer="layout" svg:width="0.875cm" svg:height="0.963cm" svg:x="5.125cm" svg:y="22.037cm">
          <draw:text-box>
            <text:p text:style-name="P7">=</text:p>
          </draw:text-box>
        </draw:frame>
        <draw:connector draw:style-name="gr3" draw:text-style-name="P2" draw:layer="layout" svg:x1="8cm" svg:y1="22.999cm" svg:x2="13.5cm" svg:y2="23cm" draw:start-shape="id18" draw:start-glue-point="10" draw:end-shape="id19" svg:d="m8000 22999h2750v1h2750">
          <text:p text:style-name="P7"/>
        </draw:connector>
        <draw:frame draw:style-name="gr4" draw:text-style-name="P3" draw:layer="layout" svg:width="4.566cm" svg:height="0.725cm" svg:x="8.5cm" svg:y="22.275cm">
          <draw:text-box>
            <text:p text:style-name="P3"><text:span text:style-name="T1">[ a..z A..Z _ 1..9 32 ( ]</text:span></text:p>
          </draw:text-box>
        </draw:frame>
        <draw:custom-shape draw:style-name="gr5" draw:text-style-name="P2" draw:id="id17" draw:layer="layout" svg:width="2cm" svg:height="2cm" svg:x="9.5cm" svg:y="19.5cm">
          <text:p text:style-name="P1">16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2" draw:id="id19" draw:layer="layout" svg:width="2cm" svg:height="2cm" svg:x="13.5cm" svg:y="22cm">
          <text:p text:style-name="P1">18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2" draw:layer="layout" svg:width="1cm" svg:height="0.5cm" svg:x="12cm" svg:y="20.5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cm" svg:height="1cm" svg:x="16cm" svg:y="22.5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1.526cm" svg:height="0.963cm" svg:x="12.974cm" svg:y="20.5cm">
          <draw:text-box>
            <text:p text:style-name="P7">INF</text:p>
          </draw:text-box>
        </draw:frame>
        <draw:frame draw:style-name="gr4" draw:text-style-name="P11" draw:layer="layout" svg:width="2.619cm" svg:height="0.806cm" svg:x="16.881cm" svg:y="22.5cm">
          <draw:text-box>
            <text:p text:style-name="P7"><text:span text:style-name="T3">INFEGAL</text:span></text:p>
          </draw:text-box>
        </draw:frame>
        <draw:custom-shape draw:style-name="gr1" draw:text-style-name="P10" draw:id="id20" draw:layer="layout" svg:width="1cm" svg:height="1cm" svg:x="3.5cm" svg:y="25.5cm">
          <text:p text:style-name="P9"><text:span text:style-name="T3">19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layer="layout" svg:width="0.875cm" svg:height="0.963cm" svg:x="2.125cm" svg:y="25.037cm">
          <draw:text-box>
            <text:p text:style-name="P7">&gt;</text:p>
          </draw:text-box>
        </draw:frame>
        <draw:custom-shape draw:style-name="gr1" draw:text-style-name="P2" draw:id="id22" draw:layer="layout" svg:width="1cm" svg:height="1cm" svg:x="7.5cm" svg:y="27cm">
          <text:p text:style-name="P1">2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svg:x1="3.999cm" svg:y1="25.5cm" svg:x2="10cm" svg:y2="25cm" draw:start-shape="id20" draw:start-glue-point="4" draw:end-shape="id21" svg:d="m3999 25500v-500h6001">
          <text:p text:style-name="P7"/>
        </draw:connector>
        <draw:connector draw:style-name="gr3" draw:text-style-name="P2" draw:layer="layout" svg:x1="3.999cm" svg:y1="26.5cm" svg:x2="7.5cm" svg:y2="27.499cm" draw:start-shape="id20" draw:start-glue-point="8" draw:end-shape="id22" draw:end-glue-point="6" svg:d="m3999 26500v999h3501">
          <text:p text:style-name="P7"/>
        </draw:connector>
        <draw:frame draw:style-name="gr4" draw:text-style-name="P3" draw:layer="layout" svg:width="4.566cm" svg:height="0.725cm" svg:x="4.5cm" svg:y="24.275cm">
          <draw:text-box>
            <text:p text:style-name="P3"><text:span text:style-name="T1">[ a..z A..Z _ 1..9 32 ( ]</text:span></text:p>
          </draw:text-box>
        </draw:frame>
        <draw:frame draw:style-name="gr4" draw:layer="layout" svg:width="0.875cm" svg:height="0.963cm" svg:x="5.625cm" svg:y="26.537cm">
          <draw:text-box>
            <text:p text:style-name="P7">=</text:p>
          </draw:text-box>
        </draw:frame>
        <draw:connector draw:style-name="gr3" draw:text-style-name="P2" draw:layer="layout" svg:x1="8.5cm" svg:y1="27.499cm" svg:x2="13.5cm" svg:y2="27.5cm" draw:start-shape="id22" draw:start-glue-point="10" draw:end-shape="id23" svg:d="m8500 27499h2500v1h2500">
          <text:p text:style-name="P7"/>
        </draw:connector>
        <draw:frame draw:style-name="gr4" draw:text-style-name="P3" draw:layer="layout" svg:width="4.566cm" svg:height="0.725cm" svg:x="9cm" svg:y="26.775cm">
          <draw:text-box>
            <text:p text:style-name="P3"><text:span text:style-name="T1">[ a..z A..Z _ 1..9 32 ( ]</text:span></text:p>
          </draw:text-box>
        </draw:frame>
        <draw:custom-shape draw:style-name="gr5" draw:text-style-name="P2" draw:id="id21" draw:layer="layout" svg:width="2cm" svg:height="2cm" svg:x="10cm" svg:y="24cm">
          <text:p text:style-name="P1">20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2" draw:id="id23" draw:layer="layout" svg:width="2cm" svg:height="2cm" svg:x="13.5cm" svg:y="26.5cm">
          <text:p text:style-name="P1">22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2" draw:layer="layout" svg:width="1cm" svg:height="0.5cm" svg:x="12.5cm" svg:y="25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cm" svg:height="0.5cm" svg:x="16cm" svg:y="27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1.806cm" svg:height="0.963cm" svg:x="13.474cm" svg:y="25cm">
          <draw:text-box>
            <text:p text:style-name="P7">SUP</text:p>
          </draw:text-box>
        </draw:frame>
        <draw:connector draw:style-name="gr3" draw:text-style-name="P2" draw:layer="layout" svg:x1="1.5cm" svg:y1="10.499cm" svg:x2="3.5cm" svg:y2="25.999cm" draw:start-shape="id1" draw:start-glue-point="6" draw:end-shape="id20" draw:end-glue-point="6" svg:d="m1500 10499h-500v15500h2500">
          <text:p text:style-name="P7"/>
        </draw:connector>
        <draw:frame draw:style-name="gr4" draw:text-style-name="P11" draw:layer="layout" svg:width="2.839cm" svg:height="0.806cm" svg:x="17.161cm" svg:y="27cm">
          <draw:text-box>
            <text:p text:style-name="P7"><text:span text:style-name="T3">SUPEGAL</text:span></text:p>
          </draw:text-box>
        </draw:frame>
        <draw:custom-shape draw:style-name="gr1" draw:text-style-name="P2" draw:id="id24" draw:layer="layout" svg:width="1cm" svg:height="1cm" svg:x="6cm" svg:y="7cm">
          <text:p text:style-name="P1">2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svg:x1="2.353cm" svg:y1="10.145cm" svg:x2="6.499cm" svg:y2="8cm" draw:start-shape="id1" draw:start-glue-point="11" draw:end-shape="id24" draw:end-glue-point="8" svg:d="m2353 10145v-1145h4146v-1000">
          <text:p text:style-name="P7"/>
        </draw:connector>
        <draw:frame draw:style-name="gr4" draw:layer="layout" svg:width="0.875cm" svg:height="0.963cm" svg:x="4.625cm" svg:y="8cm">
          <draw:text-box>
            <text:p text:style-name="P7">=</text:p>
          </draw:text-box>
        </draw:frame>
        <draw:connector draw:style-name="gr3" draw:text-style-name="P2" draw:layer="layout" svg:x1="6.499cm" svg:y1="7cm" svg:x2="14.5cm" svg:y2="6.499cm" draw:start-shape="id24" draw:start-glue-point="4" draw:end-shape="id25" draw:end-glue-point="6" svg:d="m6499 7000v-501h8001">
          <text:p text:style-name="P7"/>
        </draw:connector>
        <draw:frame draw:style-name="gr4" draw:text-style-name="P3" draw:layer="layout" svg:width="4.566cm" svg:height="0.725cm" svg:x="8.434cm" svg:y="6.5cm">
          <draw:text-box>
            <text:p text:style-name="P3"><text:span text:style-name="T1">[ a..z A..Z _ 1..9 32 ( ]</text:span></text:p>
          </draw:text-box>
        </draw:frame>
        <draw:custom-shape draw:style-name="gr5" draw:text-style-name="P2" draw:id="id25" draw:layer="layout" svg:width="2cm" svg:height="2cm" svg:x="14.5cm" svg:y="5.5cm">
          <text:p text:style-name="P1">24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2" draw:id="id26" draw:layer="layout" svg:width="1cm" svg:height="1cm" svg:x="11cm" svg:y="8cm">
          <text:p text:style-name="P1">2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svg:x1="6.853cm" svg:y1="7.853cm" svg:x2="11cm" svg:y2="8.499cm" draw:start-shape="id24" draw:start-glue-point="9" draw:end-shape="id26" draw:end-glue-point="6" svg:d="m6853 7853h2147v646h2000">
          <text:p text:style-name="P7"/>
        </draw:connector>
        <draw:frame draw:style-name="gr4" draw:layer="layout" svg:width="0.875cm" svg:height="0.963cm" svg:x="9cm" svg:y="7.537cm">
          <draw:text-box>
            <text:p text:style-name="P7">=</text:p>
          </draw:text-box>
        </draw:frame>
        <draw:frame draw:style-name="gr4" draw:text-style-name="P3" draw:layer="layout" svg:width="4.566cm" svg:height="0.725cm" svg:x="12.5cm" svg:y="8.5cm">
          <draw:text-box>
            <text:p text:style-name="P3"><text:span text:style-name="T1">[ a..z A..Z _ 1..9 32 ( ]</text:span></text:p>
          </draw:text-box>
        </draw:frame>
        <draw:custom-shape draw:style-name="gr5" draw:text-style-name="P2" draw:id="id27" draw:layer="layout" svg:width="2cm" svg:height="2cm" svg:x="17.5cm" svg:y="7cm">
          <text:p text:style-name="P1">26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2" draw:layer="layout" svg:x1="12cm" svg:y1="8.499cm" svg:x2="17.5cm" svg:y2="7.999cm" draw:start-shape="id26" draw:start-glue-point="10" draw:end-shape="id27" draw:end-glue-point="6" svg:d="m12000 8499h2750v-500h2750">
          <text:p text:style-name="P7"/>
        </draw:connector>
        <draw:custom-shape draw:style-name="gr6" draw:text-style-name="P2" draw:layer="layout" svg:width="1.5cm" svg:height="1cm" svg:x="16cm" svg:y="18.5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1.328cm" svg:height="0.806cm" svg:x="17.672cm" svg:y="18.694cm">
          <draw:text-box>
            <text:p text:style-name="P7"><text:span text:style-name="T3">DIV</text:span></text:p>
          </draw:text-box>
        </draw:frame>
        <draw:frame draw:style-name="gr4" draw:layer="controls" svg:width="0.502cm" svg:height="6.659cm" svg:x="18.998cm" svg:y="28.7cm">
          <draw:text-box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draw:text-box>
        </draw:frame>
        <draw:connector draw:style-name="gr3" draw:text-style-name="P2" draw:layer="controls" svg:x1="2.5cm" svg:y1="10.5cm" svg:x2="4.718cm" svg:y2="7.28cm" draw:start-shape="id4" draw:start-glue-point="0" draw:end-shape="id28" draw:end-glue-point="7" svg:d="m2500 10500h1000v-3220h1218">
          <text:p text:style-name="P7"/>
        </draw:connector>
        <draw:connector draw:style-name="gr3" draw:text-style-name="P2" draw:layer="controls" svg:x1="2.353cm" svg:y1="10.853cm" svg:x2="5cm" svg:y2="11.999cm" draw:start-shape="id1" draw:start-glue-point="9" draw:end-shape="id29" draw:end-glue-point="6" svg:d="m2353 10853h1397v1146h1250">
          <text:p text:style-name="P7"/>
        </draw:connector>
        <draw:custom-shape draw:style-name="gr5" draw:text-style-name="P10" draw:id="id28" draw:layer="controls" svg:width="1.5cm" svg:height="1.5cm" svg:x="4.5cm" svg:y="6cm">
          <text:p text:style-name="P9"><text:span text:style-name="T3">27</text:span>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2" draw:id="id29" draw:layer="controls" svg:width="2cm" svg:height="2cm" svg:x="5cm" svg:y="11cm">
          <text:p text:style-name="P1">28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" draw:text-style-name="P11" draw:layer="controls" svg:width="1.755cm" svg:height="0.806cm" svg:x="6cm" svg:y="12.194cm">
          <draw:text-box>
            <text:p text:style-name="P7"><text:span text:style-name="T3">LPAR</text:span></text:p>
          </draw:text-box>
        </draw:frame>
        <draw:frame draw:style-name="gr4" draw:text-style-name="P11" draw:layer="controls" svg:width="1.836cm" svg:height="0.806cm" svg:x="3.164cm" svg:y="6.5cm">
          <draw:text-box>
            <text:p text:style-name="P7"><text:span text:style-name="T3">RPAR</text:span></text:p>
          </draw:text-box>
        </draw:frame>
        <draw:frame draw:style-name="gr4" draw:layer="controls" svg:width="0.714cm" svg:height="0.963cm" svg:x="3cm" svg:y="7.5cm">
          <draw:text-box>
            <text:p text:style-name="P7">)</text:p>
          </draw:text-box>
        </draw:frame>
        <draw:frame draw:style-name="gr4" draw:layer="controls" svg:width="0.714cm" svg:height="0.963cm" svg:x="3.5cm" svg:y="12cm">
          <draw:text-box>
            <text:p text:style-name="P7">(</text:p>
          </draw:text-box>
        </draw:frame>
        <draw:custom-shape draw:style-name="gr5" draw:text-style-name="P2" draw:id="id31" draw:layer="controls" svg:width="1.5cm" svg:height="1.5cm" svg:x="15cm" svg:y="20cm">
          <text:p text:style-name="P1">30</text:p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2" draw:id="id30" draw:layer="controls" svg:width="1cm" svg:height="1cm" svg:x="5.5cm" svg:y="21cm">
          <text:p text:style-name="P1">2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controls" svg:x1="4cm" svg:y1="21.499cm" svg:x2="5.645cm" svg:y2="21.853cm" draw:start-shape="id16" draw:start-glue-point="10" draw:end-shape="id30" draw:end-glue-point="7" svg:d="m4000 21499h750v354h895">
          <text:p text:style-name="P7"/>
        </draw:connector>
        <draw:connector draw:style-name="gr3" draw:text-style-name="P2" draw:layer="controls" svg:x1="6.353cm" svg:y1="21.853cm" svg:x2="15.218cm" svg:y2="21.28cm" draw:start-shape="id30" draw:start-glue-point="9" draw:end-shape="id31" draw:end-glue-point="7" svg:d="m6353 21853h4397v-573h4468">
          <text:p text:style-name="P7"/>
        </draw:connector>
        <draw:frame draw:style-name="gr4" draw:text-style-name="P11" draw:layer="controls" svg:width="0.79cm" svg:height="0.806cm" svg:x="4.499cm" svg:y="21cm">
          <draw:text-box>
            <text:p text:style-name="P7"><text:span text:style-name="T3">&gt;</text:span></text:p>
          </draw:text-box>
        </draw:frame>
        <draw:frame draw:style-name="gr4" draw:text-style-name="P3" draw:layer="controls" svg:width="4.566cm" svg:height="0.725cm" svg:x="6.5cm" svg:y="21.275cm">
          <draw:text-box>
            <text:p text:style-name="P3"><text:span text:style-name="T1">[ a..z A..Z _ 1..9 32 ( ]</text:span></text:p>
          </draw:text-box>
        </draw:frame>
        <draw:frame draw:style-name="gr4" draw:text-style-name="P11" draw:layer="controls" svg:width="1.433cm" svg:height="0.806cm" svg:x="16.067cm" svg:y="5.694cm">
          <draw:text-box>
            <text:p text:style-name="P7"><text:span text:style-name="T3">AFF</text:span></text:p>
          </draw:text-box>
        </draw:frame>
        <draw:frame draw:style-name="gr4" draw:text-style-name="P11" draw:layer="controls" svg:width="1.823cm" svg:height="0.806cm" svg:x="18.5cm" svg:y="6.5cm">
          <draw:text-box>
            <text:p text:style-name="P7"><text:span text:style-name="T3">EGAL</text:span></text:p>
          </draw:text-box>
        </draw:frame>
      </draw:page>
      <draw:page draw:name="page2" draw:style-name="dp1" draw:master-page-name="Standard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6-24T22:37:37</meta:creation-date>
    <dc:date>2008-06-25T02:06:19</dc:date>
    <meta:editing-cycles>10</meta:editing-cycles>
    <meta:editing-duration>PT3H1M36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